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8pt" fo:font-weight="normal" style:font-size-asian="8pt" style:font-weight-asian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weight="normal" style:font-weight-asian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Arial" fo:font-weight="normal" style:font-weight-asian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weight="normal" style:font-weight-asian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fo:color="#000000" style:font-name="Arial" fo:font-weight="normal" style:font-weight-asian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0pt" fo:font-weight="normal" style:font-size-asian="10pt" style:font-weight-asian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MT" fo:font-size="10pt" fo:font-weight="normal" officeooo:paragraph-rsid="00102e88" style:font-size-asian="10pt" style:font-weight-asian="norm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102e88"/>
    </style:style>
    <style:style style:name="P10" style:family="paragraph" style:parent-style-name="Standard">
      <style:text-properties style:font-name="Arial1" officeooo:paragraph-rsid="00102e88"/>
    </style:style>
    <style:style style:name="P11" style:family="paragraph" style:parent-style-name="Standard">
      <style:paragraph-properties fo:margin-left="0cm" fo:margin-right="-0.61cm" fo:text-indent="0cm" style:auto-text-indent="false">
        <style:tab-stops>
          <style:tab-stop style:position="0cm"/>
          <style:tab-stop style:position="4.514cm" style:type="center"/>
        </style:tab-stops>
      </style:paragraph-properties>
      <style:text-properties fo:color="#000000" style:font-name="Arial" fo:font-weight="normal" style:font-weight-asian="normal"/>
    </style:style>
    <style:style style:name="P12" style:family="paragraph" style:parent-style-name="Standard">
      <style:paragraph-properties fo:margin-left="1.27cm" fo:margin-right="-0.021cm" fo:text-align="justify" style:justify-single-word="false" fo:text-indent="-0.64cm" style:auto-text-indent="false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1" officeooo:paragraph-rsid="00102e88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8pt" fo:font-weight="bold" style:font-size-asian="8pt" style:font-weight-asian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weight="normal" style:font-weight-asian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fo:color="#000000" style:font-name="Arial" fo:font-weight="normal" style:font-weight-asian="normal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style:font-name="Arial" fo:font-weight="normal" style:font-weight-asian="normal"/>
    </style:style>
    <style:style style:name="P19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fo:color="#000000" style:font-name="Arial" fo:font-weight="normal" style:font-weight-asian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/>
    </style:style>
    <style:style style:name="T1" style:family="text">
      <style:text-properties fo:color="#000000" style:font-name="Arial" fo:font-size="8pt" fo:font-weight="bold" style:font-size-asian="8pt" style:font-weight-asian="bold"/>
    </style:style>
    <style:style style:name="T2" style:family="text">
      <style:text-properties fo:color="#000000" style:font-name="Arial" fo:font-size="8pt" fo:font-weight="normal" style:font-size-asian="8pt" style:font-weight-asian="normal"/>
    </style:style>
    <style:style style:name="T3" style:family="text">
      <style:text-properties fo:color="#000000" style:font-name="Arial" fo:font-weight="normal" style:font-weight-asian="normal"/>
    </style:style>
    <style:style style:name="T4" style:family="text">
      <style:text-properties fo:color="#000000" style:font-name="Arial" fo:font-size="10pt" fo:font-weight="normal" style:font-size-asian="10pt" style:font-weight-asian="normal"/>
    </style:style>
    <style:style style:name="T5" style:family="text">
      <style:text-properties fo:color="#000000" style:font-name="Arial" fo:font-size="12pt" fo:font-weight="normal" style:font-size-asian="12pt" style:font-weight-asian="normal"/>
    </style:style>
    <style:style style:name="T6" style:family="text">
      <style:text-properties fo:color="#000000" style:font-name="Arial" fo:font-size="12pt" fo:font-weight="bold" style:font-size-asian="12pt" style:font-weight-asian="bold" style:font-weight-complex="bold"/>
    </style:style>
    <style:style style:name="T7" style:family="text">
      <style:text-properties fo:color="#000000" style:font-name="Arial" fo:font-size="12pt" fo:letter-spacing="normal" fo:font-weight="normal" style:letter-kerning="true" style:font-size-asian="12pt" style:font-weight-asian="normal"/>
    </style:style>
    <style:style style:name="T8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9" style:family="text">
      <style:text-properties fo:color="#000000" style:font-name="ArialMT" fo:font-size="12pt" fo:font-weight="normal" style:font-size-asian="12pt" style:font-weight-asian="normal"/>
    </style:style>
    <style:style style:name="T10" style:family="text">
      <style:text-properties fo:color="#000000" style:font-name="Arial1" fo:font-size="12pt" fo:font-weight="normal" style:font-size-asian="12pt" style:font-weight-asian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CHIARAZIONE SOSTITUTIVA DELL’ATTO DI NOTORIETA’</text:p>
      <text:p text:style-name="P15">(Art. 47 D.P.R. n. 445 del 28/12/2000)</text:p>
      <text:p text:style-name="P1"/>
      <text:p text:style-name="P1"/>
      <text:p text:style-name="P1"/>
      <text:p text:style-name="P10"><text:span text:style-name="T8">I</text:span>o sottoscritt{%= @oa %} <text:span text:style-name="T11">{%= @persona.nome %} {%= @persona.cognome %}</text:span>, codice fiscale <text:span text:style-name="T11">{%= @persona.codice_fiscale %}</text:span>,</text:p>
      <text:p text:style-name="P10">nat{%= @oa%} a <text:span text:style-name="T11">{%= @persona.comune_nascita %}</text:span> il <text:span text:style-name="T11">{%= @persona.data_nascita.lformat(:short) %}</text:span>, </text:p>
      <text:p text:style-name="P13"><text:span text:style-name="T5">residente a </text:span><text:span text:style-name="T6">{%= @persona.indirizzo_residenza.comune %}</text:span><text:span text:style-name="T5"> in </text:span><text:span text:style-name="T6">{%= @persona.indirizzo_residenza.to_s %}</text:span><text:span text:style-name="T7">,</text:span></text:p>
      <text:p text:style-name="P4">consapevole delle sanzioni penali previste dell’art. 76 del D.P.R: 445/2000, nel caso di mendaci dichiarazioni, falsità negli atti, uso <text:s/>o esibizione di atti o contenenti dati non più rispondenti a verità,</text:p>
      <text:p text:style-name="P2"/>
      <text:p text:style-name="P20">DICHIARO</text:p>
      <text:p text:style-name="P3">________________________________________________________________________</text:p>
      <text:p text:style-name="P3">________________________________________________________________________</text:p>
      <text:p text:style-name="P3">________________________________________________________________________</text:p>
      <text:p text:style-name="P3">________________________________________________________________________</text:p>
      <text:p text:style-name="P3">________________________________________________________________________</text:p>
      <text:p text:style-name="P3">________________________________________________________________________</text:p>
      <text:p text:style-name="P3">________________________________________________________________________</text:p>
      <text:p text:style-name="P3">________________________________________________________________________</text:p>
      <text:p text:style-name="P3"/>
      <text:p text:style-name="P9"><text:span text:style-name="T9">Addì</text:span><text:span text:style-name="T10"> {%= @data %}</text:span></text:p>
      <text:p text:style-name="P4"/>
      <text:p text:style-name="P19"><text:tab/>IL DICHIARANTE<text:tab/></text:p>
      <text:p text:style-name="P5"><text:tab/>_________________</text:p>
      <text:p text:style-name="P6"/>
      <text:p text:style-name="P7"><text:span text:style-name="T4">Dichiaro di essere informat</text:span><text:span text:style-name="T12">{%= @oa %} </text:span><text:span text:style-name="T4">e autorizzo, ai sensi e per gli effetti di cui all’art.13 del D.Lgs. 30.06.2003 n.196, che i dati personali raccolti saranno trattati nell’ambito del procedimento per il quale la presente dichiarazione viene resa.</text:span></text:p>
      <text:p text:style-name="P4"/>
      <text:p text:style-name="P9"><text:span text:style-name="T9">Addì</text:span><text:span text:style-name="T10"> {%= @data %}</text:span></text:p>
      <text:p text:style-name="P4"/>
      <text:p text:style-name="P11"/>
      <text:p text:style-name="P19"><text:tab/>IL DICHIARANTE<text:tab/></text:p>
      <text:p text:style-name="P5"><text:tab/>_________________</text:p>
      <text:p text:style-name="P5"/>
      <text:p text:style-name="P5"/>
      <text:p text:style-name="P4">_________________</text:p>
      <text:p text:style-name="P8"><text:span text:style-name="T2">La presente dichiarazione da trasmettere ad organi della Pubblica Amministrazione e </text:span><text:span text:style-name="T1">non per la riscossione di benefici economici</text:span><text:span text:style-name="T2"> può essere:</text:span></text:p>
      <text:p text:style-name="P12"><text:span text:style-name="T3">a.<text:tab/></text:span><text:span text:style-name="T2">firmata in presenza del dipendente addetto a riceverla</text:span></text:p>
      <text:p text:style-name="P12"><text:span text:style-name="T3">b.<text:tab/></text:span><text:span text:style-name="T2">trasmessa via posta, fax o via telematica con allegata carta di identità se trasmessa a organi della Pubblica amministraz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DICHIARAZIONE SOSTITUTIVA DELL’ATTO DI NOTORIETA’</dc:title>
    <meta:generator>LibreOffice/4.3.7.2$MacOSX_X86_64 LibreOffice_project/8a35821d8636a03b8bf4e15b48f59794652c68ba</meta:generator>
    <meta:creation-date>2015-09-29T13:56:01.853998000</meta:creation-date>
    <meta:editing-cycles>2</meta:editing-cycles>
    <meta:editing-duration>PT1M51S</meta:editing-duration>
    <dc:date>2015-09-29T13:56:02.832453000</dc:date>
    <meta:document-statistic meta:table-count="0" meta:image-count="0" meta:object-count="0" meta:page-count="1" meta:paragraph-count="26" meta:word-count="189" meta:character-count="1882" meta:non-whitespace-character-count="1711"/>
  </office:meta>
</office:document-meta>
</file>